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5in"/>
    </style:style>
    <style:style style:name="co2" style:family="table-column">
      <style:table-column-properties fo:break-before="auto" style:column-width="2.5819in"/>
    </style:style>
    <style:style style:name="co3" style:family="table-column">
      <style:table-column-properties fo:break-before="auto" style:column-width="0.5516in"/>
    </style:style>
    <style:style style:name="co4" style:family="table-column">
      <style:table-column-properties fo:break-before="auto" style:column-width="2.6819in"/>
    </style:style>
    <style:style style:name="co5" style:family="table-column">
      <style:table-column-properties fo:break-before="auto" style:column-width="1.33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Function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Injector 1 - Pin 1/2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O2 Senso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Injector 2 - Pin 1/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PS input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Injector 3 - Pin 1/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Ground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Injector 3 - Pin 2/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Cam Input / VR2+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njector 4 - Pin 1/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Crank Input / VR1+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Injector 4 - Pin 2/2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VR2- (Not used for hall sensor)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Ignition 1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VR1- (Not used for hall sensor)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Ignition 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5v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Idle Stepper 2B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dle Stepper 2A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MAP Sensor (0v-5v)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Idle Stepper 1A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round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Idle Stepper 1B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5v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Ignition 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Proto Area 1 (0.4.4b+ Flex Sensor)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Ignition 2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Proto Area 2 (0.4.4b+ Fan)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oos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Proto Area 3 (0.4.4b+ Fuel Pump)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Idle 2 (For use with 3 wire idle valves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Proto Area 4 (0.4.4b+ Tachometer)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PWM Idle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Proto Area 5 (0.4.4b+ Clutch)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VVT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Coolant (CLT)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Injector 2 - Pin 2/2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Inlet Air Temp (IAT)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Injector 1 - Pin 2/2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2T20:05:58.619000000</meta:creation-date>
    <dc:date>2020-08-22T20:09:51.690000000</dc:date>
    <meta:editing-duration>PT3M52S</meta:editing-duration>
    <meta:editing-cycles>2</meta:editing-cycles>
    <meta:generator>LibreOffice/7.0.0.3$Windows_X86_64 LibreOffice_project/8061b3e9204bef6b321a21033174034a5e2ea88e</meta:generator>
    <meta:document-statistic meta:table-count="1" meta:cell-count="84" meta:object-count="0"/>
  </office:meta>
</office:document-meta>
</file>